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d58a" draw:textarea-horizontal-align="justify" draw:textarea-vertical-align="middle" draw:auto-grow-height="false" fo:min-height="14.25cm" fo:min-width="7.7cm"/>
    </style:style>
    <style:style style:name="gr2" style:family="graphic" style:parent-style-name="standard">
      <style:graphic-properties draw:textarea-horizontal-align="justify" draw:textarea-vertical-align="middle" draw:auto-grow-height="false" fo:min-height="14.05cm" fo:min-width="5.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3cm" fo:min-width="0cm"/>
    </style:style>
    <style:style style:name="gr6" style:family="graphic" style:parent-style-name="standard">
      <style:graphic-properties draw:fill-color="#fffbcc" draw:textarea-horizontal-align="justify" draw:textarea-vertical-align="middle" draw:auto-grow-height="false" fo:min-height="1.273cm" fo:min-width="6.3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9cm" fo:min-width="0cm"/>
    </style:style>
    <style:style style:name="P1" style:family="paragraph">
      <loext:graphic-properties draw:fill-color="#add58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style:paragraph-properties fo:text-align="start"/>
    </style:style>
    <style:style style:name="P8" style:family="paragraph">
      <loext:graphic-properties draw:fill-color="#fffbcc"/>
      <style:paragraph-properties fo:text-align="start"/>
      <style:text-properties style:font-name="DejaVu Sans Mono"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DejaVu Sans Mono"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2cm" svg:height="14.5cm" svg:x="18.4cm" svg:y="2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cm" svg:height="14.3cm" svg:x="0.7cm" svg:y="1.5cm">
          <text:p text:style-name="P2">API Serv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749cm" svg:height="0.962cm" svg:x="18.8cm" svg:y="7.4cm">
          <draw:text-box>
            <text:p>Client : Mobile Application</text:p>
          </draw:text-box>
        </draw:frame>
        <draw:line draw:style-name="gr4" draw:text-style-name="P4" draw:layer="layout" svg:x1="17.156cm" svg:y1="3.5cm" svg:x2="7.1cm" svg:y2="3.5cm">
          <text:p/>
        </draw:line>
        <draw:frame draw:style-name="gr5" draw:text-style-name="P6" draw:layer="layout" svg:width="11.1cm" svg:height="0.973cm" svg:x="6.8cm" svg:y="2.2cm">
          <draw:text-box>
            <text:p text:style-name="P5"><text:span text:style-name="T1">HTTP Request : /articles.json</text:span></text:p>
          </draw:text-box>
        </draw:frame>
        <draw:line draw:style-name="gr4" draw:text-style-name="P4" draw:layer="layout" svg:x1="7.2cm" svg:y1="3.9cm" svg:x2="17.4cm" svg:y2="3.9cm">
          <text:p/>
        </draw:line>
        <draw:custom-shape draw:style-name="gr6" draw:text-style-name="P8" draw:layer="layout" svg:width="6.8cm" svg:height="1.9cm" svg:x="8.2cm" svg:y="4.4cm">
          <text:p text:style-name="P7"><text:span text:style-name="T2">{</text:span><text:span text:style-name="T2"><text:line-break/></text:span><text:span text:style-name="T2"> <text:s/>"articles" : [/***/] </text:span><text:span text:style-name="T2"><text:line-break/></text:span><text:span text:style-name="T2">}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7" draw:text-style-name="P9" draw:layer="layout" svg:width="6.124cm" svg:height="0.879cm" svg:x="8.3cm" svg:y="6.721cm">
          <draw:text-box>
            <text:p><text:span text:style-name="T3">Raw data in JSON format</text:span></text:p>
          </draw:text-box>
        </draw:frame>
        <draw:line draw:style-name="gr4" draw:text-style-name="P4" draw:layer="layout" svg:x1="17.156cm" svg:y1="11.1cm" svg:x2="7.1cm" svg:y2="11.1cm">
          <text:p/>
        </draw:line>
        <draw:frame draw:style-name="gr5" draw:text-style-name="P6" draw:layer="layout" svg:width="11.1cm" svg:height="0.973cm" svg:x="6.8cm" svg:y="9.8cm">
          <draw:text-box>
            <text:p text:style-name="P5"><text:span text:style-name="T1">HTTP Request : /comments.json</text:span></text:p>
          </draw:text-box>
        </draw:frame>
        <draw:line draw:style-name="gr4" draw:text-style-name="P4" draw:layer="layout" svg:x1="7.2cm" svg:y1="11.5cm" svg:x2="17.4cm" svg:y2="11.5cm">
          <text:p/>
        </draw:line>
        <draw:custom-shape draw:style-name="gr6" draw:text-style-name="P8" draw:layer="layout" svg:width="6.8cm" svg:height="1.9cm" svg:x="8.2cm" svg:y="12cm">
          <text:p text:style-name="P7"><text:span text:style-name="T2">{</text:span><text:span text:style-name="T2"><text:line-break/></text:span><text:span text:style-name="T2"> <text:s/>"comments" : [/***/] </text:span><text:span text:style-name="T2"><text:line-break/></text:span><text:span text:style-name="T2">}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7" draw:text-style-name="P9" draw:layer="layout" svg:width="6.124cm" svg:height="0.879cm" svg:x="8.3cm" svg:y="14.321cm">
          <draw:text-box>
            <text:p><text:span text:style-name="T3">Raw data in JSON form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5T11:58:00.702517747</meta:creation-date>
    <dc:date>2020-12-15T13:45:01.876942859</dc:date>
    <meta:editing-duration>PT1H32M37S</meta:editing-duration>
    <meta:editing-cycles>6</meta:editing-cycles>
    <meta:generator>LibreOffice/6.0.7.3$Linux_X86_64 LibreOffice_project/00m0$Build-3</meta:generator>
    <meta:document-statistic meta:object-count="13"/>
  </office:meta>
</office:document-meta>
</file>